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05) rotate (-1.97309471937959) translate (5.3342888355282cm 3.53985898354333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5) rotate (-1.18577669380495) translate (5.59204134706709cm 3.02896178053831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71670420358cm 5.70962437916043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5791145399cm 3.3107947751292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593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7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662447873229cm 5.8649614417958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0362398526099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2" draw:layer="layout" svg:width="2.592cm" svg:height="2.224cm" draw:transform="rotate (-0.438601241026176) translate (4.2060522500762cm 0.319446844621061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2569911071038cm 1.636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6239911071038cm 1.4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2:21.817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